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"順番を決めます$s0ボタンでゲーム開始です"</text:p>
          </table:table-cell>
          <table:table-cell office:value-type="string">
            <text:p>First we decide turn order.</text:p>
            <text:p>Press the $s0 button to start the game.</text:p>
          </table:table-cell>
        </table:table-row>
        <table:table-row table:style-name="ro1">
          <table:table-cell office:value-type="string">
            <text:p>優勝は</text:p>
          </table:table-cell>
          <table:table-cell office:value-type="string">
            <text:p>The winner is </text:p>
          </table:table-cell>
        </table:table-row>
        <table:table-row table:style-name="ro1">
          <table:table-cell office:value-type="string">
            <text:p>さんです！</text:p>
          </table:table-cell>
          <table:table-cell office:value-type="string">
            <text:p>!</text:p>
          </table:table-cell>
        </table:table-row>
        <table:table-row table:style-name="ro1">
          <table:table-cell office:value-type="string">
            <text:p>優勝はおふたりいます！</text:p>
          </table:table-cell>
          <table:table-cell table:style-name="Excel_20_Built-in_20_Normal" office:value-type="string">
            <text:p>There are 2 winners!</text:p>
          </table:table-cell>
        </table:table-row>
        <table:table-row table:style-name="ro1">
          <table:table-cell office:value-type="string">
            <text:p>優勝は３人います！</text:p>
          </table:table-cell>
          <table:table-cell table:style-name="Excel_20_Built-in_20_Normal" office:value-type="string">
            <text:p>There are 3 winners!</text:p>
          </table:table-cell>
        </table:table-row>
        <table:table-row table:style-name="ro1">
          <table:table-cell office:value-type="string">
            <text:p>優勝はなんと全員です！</text:p>
          </table:table-cell>
          <table:table-cell table:style-name="Excel_20_Built-in_20_Normal" office:value-type="string">
            <text:p>Everyone won!</text:p>
          </table:table-cell>
        </table:table-row>
        <table:table-row table:style-name="ro1">
          <table:table-cell office:value-type="string">
            <text:p>なんとパーフェクトです</text:p>
          </table:table-cell>
          <table:table-cell office:value-type="string">
            <text:p>Perfect game.</text:p>
          </table:table-cell>
        </table:table-row>
        <table:table-row table:style-name="ro1">
          <table:table-cell office:value-type="string">
            <text:p>残りブロック数は</text:p>
          </table:table-cell>
          <table:table-cell office:value-type="string">
            <text:p>With </text:p>
          </table:table-cell>
        </table:table-row>
        <table:table-row table:style-name="ro1">
          <table:table-cell office:value-type="string">
            <text:p>です</text:p>
          </table:table-cell>
          <table:table-cell office:value-type="string">
            <text:p><text:s/>squares left.</text:p>
          </table:table-cell>
        </table:table-row>
        <table:table-row table:style-name="ro2">
          <table:table-cell office:value-type="string">
            <text:p>"今回の对戦結果をセーブしますか？（セーブしないと記録として残りません）"</text:p>
          </table:table-cell>
          <table:table-cell office:value-type="string">
            <text:p>Save results of this battle?</text:p>
            <text:p>(If you do not save, the results will not be recorded.)</text:p>
          </table:table-cell>
        </table:table-row>
        <table:table-row table:style-name="ro1">
          <table:table-cell office:value-type="string">
            <text:p>はい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いいえ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このメンバーで続けてプレイしますか？</text:p>
          </table:table-cell>
          <table:table-cell office:value-type="string">
            <text:p>Continue playing with this group?</text:p>
          </table:table-cell>
        </table:table-row>
        <table:table-row table:style-name="ro1">
          <table:table-cell office:value-type="string">
            <text:p>このメンバーでもうひと勝負</text:p>
          </table:table-cell>
          <table:table-cell office:value-type="string">
            <text:p>Play again</text:p>
          </table:table-cell>
        </table:table-row>
        <table:table-row table:style-name="ro1">
          <table:table-cell office:value-type="string">
            <text:p>終了し、メニューに戻る</text:p>
          </table:table-cell>
          <table:table-cell office:value-type="string">
            <text:p>Return to the menu</text:p>
          </table:table-cell>
        </table:table-row>
        <table:table-row table:style-name="ro1">
          <table:table-cell office:value-type="string">
            <text:p>終了し、バンピーマップに戻る</text:p>
          </table:table-cell>
          <table:table-cell office:value-type="string">
            <text:p>Return to map screen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.05.2025</text:date>, <text:time>20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3T20:54:48.19</dc:date>
    <meta:editing-duration>PT1M31S</meta:editing-duration>
    <meta:editing-cycles>1</meta:editing-cycles>
    <meta:generator>OpenOffice/4.1.14$Win32 OpenOffice.org_project/4114m1$Build-9811</meta:generator>
    <meta:document-statistic meta:table-count="3" meta:cell-count="34" meta:object-count="0"/>
  </office:meta>
</office:document-meta>
</file>